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H Sarabun New1" svg:font-family="'TH Sarabun New'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TH Sarabun New" svg:font-family="'TH Sarabun New'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TH SarabunPSK1" svg:font-family="'TH SarabunPS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H Sarabun New" fo:font-size="16pt" fo:font-weight="normal" officeooo:rsid="000a0748" officeooo:paragraph-rsid="000a0748" style:font-name-asian="DejaVu Sans" style:font-size-asian="16pt" style:font-weight-asian="normal" style:font-name-complex="TH Sarabun New" style:font-size-complex="16pt" style:font-weight-complex="normal"/>
    </style:style>
    <style:style style:name="P2" style:family="paragraph" style:parent-style-name="Standard">
      <style:text-properties style:font-name="TH Sarabun New" fo:font-size="16pt" fo:font-weight="normal" officeooo:rsid="000a0748" officeooo:paragraph-rsid="001d9e7c" style:font-size-asian="16pt" style:font-weight-asian="normal" style:font-name-complex="TH Sarabun New" style:font-size-complex="16pt" style:font-weight-complex="normal"/>
    </style:style>
    <style:style style:name="P3" style:family="paragraph" style:parent-style-name="Standard">
      <style:text-properties style:font-name="TH Sarabun New" fo:font-size="16pt" fo:font-weight="normal" officeooo:rsid="000bf15d" officeooo:paragraph-rsid="000bf15d" style:font-size-asian="16pt" style:font-weight-asian="normal" style:font-name-complex="TH Sarabun New" style:font-size-complex="16pt" style:font-weight-complex="normal"/>
    </style:style>
    <style:style style:name="P4" style:family="paragraph" style:parent-style-name="Standard">
      <style:text-properties style:font-name="TH Sarabun New" fo:font-size="16pt" fo:font-weight="bold" officeooo:rsid="000bf15d" officeooo:paragraph-rsid="001d9e7c" style:font-size-asian="16pt" style:font-weight-asian="bold" style:font-name-complex="TH Sarabun New" style:font-size-complex="16pt" style:font-weight-complex="bold"/>
    </style:style>
    <style:style style:name="P5" style:family="paragraph" style:parent-style-name="Standard">
      <style:text-properties style:font-name="TH Sarabun New" fo:font-size="16pt" fo:font-weight="bold" officeooo:rsid="001a3a1e" officeooo:paragraph-rsid="001a3a1e" style:font-size-asian="16pt" style:font-weight-asian="bold" style:font-name-complex="TH Sarabun New" style:font-size-complex="16pt" style:font-weight-complex="bold"/>
    </style:style>
    <style:style style:name="P6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7" style:family="paragraph" style:parent-style-name="Standard">
      <style:text-properties style:font-name="TH Sarabun New" fo:font-size="15pt" fo:font-weight="bold" officeooo:rsid="001f8aae" officeooo:paragraph-rsid="001f8aae" style:font-size-asian="15pt" style:font-weight-asian="bold" style:font-name-complex="TH Sarabun New" style:font-size-complex="15pt" style:font-weight-complex="bold"/>
    </style:style>
    <style:style style:name="P8" style:family="paragraph" style:parent-style-name="Standard">
      <style:text-properties style:font-name="TH Sarabun New" fo:font-size="15pt" officeooo:rsid="00042436" officeooo:paragraph-rsid="0018b7df" style:font-size-asian="15pt" style:font-name-complex="TH Sarabun New" style:font-size-complex="15pt"/>
    </style:style>
    <style:style style:name="P9" style:family="paragraph" style:parent-style-name="Standard">
      <style:text-properties style:font-name="TH Sarabun New" fo:font-size="15pt" officeooo:rsid="0018b7df" officeooo:paragraph-rsid="0018b7df" style:font-size-asian="15pt" style:font-name-complex="TH Sarabun New" style:font-size-complex="15pt"/>
    </style:style>
    <style:style style:name="P10" style:family="paragraph" style:parent-style-name="Standard" style:list-style-name="L2">
      <style:text-properties style:font-name="TH Sarabun New" fo:font-size="16pt" fo:font-weight="normal" officeooo:rsid="000a0748" officeooo:paragraph-rsid="001d9e7c" style:font-name-asian="DejaVu Sans" style:font-size-asian="16pt" style:font-weight-asian="normal" style:font-name-complex="TH Sarabun New" style:font-size-complex="16pt" style:font-weight-complex="normal"/>
    </style:style>
    <style:style style:name="P11" style:family="paragraph" style:parent-style-name="List_20_Paragraph" style:list-style-name="L1">
      <style:paragraph-properties fo:margin-top="0cm" fo:margin-bottom="0cm" loext:contextual-spacing="true"/>
      <style:text-properties style:font-name="TH Sarabun New" fo:font-size="15pt" officeooo:paragraph-rsid="002196e2" style:font-size-asian="15pt" style:font-name-complex="TH Sarabun New" style:font-size-complex="15pt"/>
    </style:style>
    <style:style style:name="P12" style:family="paragraph" style:parent-style-name="List_20_Paragraph" style:list-style-name="L1">
      <style:paragraph-properties fo:margin-top="0cm" fo:margin-bottom="0cm" loext:contextual-spacing="true"/>
      <style:text-properties style:font-name="TH Sarabun New" fo:font-size="15pt" officeooo:rsid="001476f8" officeooo:paragraph-rsid="0018b7df" style:font-size-asian="15pt" style:font-name-complex="TH Sarabun New" style:font-size-complex="15pt"/>
    </style:style>
    <style:style style:name="T1" style:family="text">
      <style:text-properties officeooo:rsid="000bf15d"/>
    </style:style>
    <style:style style:name="T2" style:family="text">
      <style:text-properties officeooo:rsid="0012e5b5"/>
    </style:style>
    <style:style style:name="T3" style:family="text">
      <style:text-properties officeooo:rsid="0018b7df"/>
    </style:style>
    <style:style style:name="T4" style:family="text">
      <style:text-properties officeooo:rsid="0018b7df" style:font-name-asian="TH Sarabun New1"/>
    </style:style>
    <style:style style:name="T5" style:family="text">
      <style:text-properties officeooo:rsid="0020f950" style:font-name-asian="TH Sarabun New1"/>
    </style:style>
    <style:style style:name="T6" style:family="text">
      <style:text-properties fo:font-weight="bold" officeooo:rsid="0018b7df" style:font-weight-asian="bold" style:font-weight-complex="bold"/>
    </style:style>
    <style:style style:name="T7" style:family="text">
      <style:text-properties officeooo:rsid="001d9e7c"/>
    </style:style>
    <style:style style:name="T8" style:family="text">
      <style:text-properties officeooo:rsid="00200774"/>
    </style:style>
    <style:style style:name="T9" style:family="text">
      <style:text-properties officeooo:rsid="0020cadc" style:font-name-complex="TH SarabunPSK1"/>
    </style:style>
    <style:style style:name="T10" style:family="text">
      <style:text-properties officeooo:rsid="002196e2" style:font-name-complex="TH SarabunPSK1"/>
    </style:style>
    <style:style style:name="T11" style:family="text">
      <style:text-properties officeooo:rsid="0020f950" style:font-name-complex="TH SarabunPSK1"/>
    </style:style>
    <style:style style:name="T12" style:family="text">
      <style:text-properties style:font-name="TH SarabunPSK" officeooo:rsid="0020f950" style:font-name-asian="TH Sarabun New1" style:font-name-complex="TH SarabunPSK1"/>
    </style:style>
    <style:style style:name="T13" style:family="text">
      <style:text-properties style:font-name="TH SarabunPSK" officeooo:rsid="00246be9" style:font-name-asian="TH Sarabun New1" style:font-name-complex="TH SarabunPSK1"/>
    </style:style>
    <style:style style:name="T14" style:family="text">
      <style:text-properties style:font-name="TH SarabunPSK" officeooo:rsid="002196e2" style:font-name-asian="TH Sarabun New1" style:font-name-complex="TH SarabunPSK1"/>
    </style:style>
    <style:style style:name="T15" style:family="text">
      <style:text-properties style:text-position="super 58%" style:font-name="TH SarabunPSK" officeooo:rsid="0020f950" style:font-name-asian="TH Sarabun New1" style:font-name-complex="TH SarabunPSK1"/>
    </style:style>
    <style:style style:name="T16" style:family="text">
      <style:text-properties style:font-name="Cambria Math" officeooo:rsid="0020f950" style:font-name-asian="TH Sarabun New1" style:font-name-complex="Cambria Math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parse Graph</text:p>
      <text:p text:style-name="P8"><text:tab/><text:span text:style-name="T3">ในโจทย์ข้อนี้ นิสิตจะต้องเขียนคลาส SparseGraph ซึ่งใช้สำหรับเก็บข้อมูลของ directed graph </text:span><text:span text:style-name="T6">ที่มีจำนวนปมมาก ๆ แต่มีจำนวนเส้นเชื่อมไม่มาก</text:span><text:span text:style-name="T3"> กำหนดให้กราฟที่ต้องการเก็บคือ G = (V,E) โดยที่ </text:span><text:span text:style-name="T3"><draw:frame draw:style-name="fr1" draw:name="Object1" text:anchor-type="as-char" svg:y="-0.377cm" svg:width="3.129cm" svg:height="0.49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และ </text:span><text:span text:style-name="T3"><draw:frame draw:style-name="fr1" draw:name="Object2" text:anchor-type="as-char" svg:y="-0.386cm" svg:width="3.57cm" svg:height="0.5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และกำหนดให้ 1</text:span><text:span text:style-name="T4">≤</text:span><text:span text:style-name="T3"> |V| </text:span><text:span text:style-name="T4">≤</text:span><text:span text:style-name="T3"> 100,000 และ 0 </text:span><text:span text:style-name="T4">≤</text:span><text:span text:style-name="T3"> |E| </text:span><text:span text:style-name="T4">≤</text:span><text:span text:style-name="T3"> 500,000</text:span></text:p>
      <text:p text:style-name="P9"><text:tab/>ให้สังเกตว่า V มีขนาดใหญ่มาก การสร้างตารางขนาด |V| x |V| เพื่อเก็บข้อมูลทั้งหมดนั้นจะเป็นไปไม่ได้</text:p>
      <text:p text:style-name="P9"><text:tab/>คลาส sparse_graph จะต้องมีฟังก์ชันดังต่อไปนี้</text:p>
      <text:list xml:id="list8497940765025713990" text:style-name="L1">
        <text:list-item>
          <text:p text:style-name="P11">SparseGraph() <text:span text:style-name="T9">เป็น constructor ที่สร้างกราฟที่มีปมจำนวน 3 ปม และไม่มีเส้นเชื่อมเลย</text:span></text:p>
        </text:list-item>
        <text:list-item>
          <text:p text:style-name="P11">SparseGraph(int n_in) <text:span text:style-name="T9">เป็นconstructorที่สร้างกราฟที่มีปมจำนวน n_</text:span><text:span text:style-name="T10">in</text:span><text:span text:style-name="T9"> ปม แต่ไม่มีเส้นเชื่อมเลย</text:span></text:p>
        </text:list-item>
        <text:list-item>
          <text:p text:style-name="P11">SparseGraph(const SparseGraph&amp; G) <text:span text:style-name="T11">เป็น copy constructor</text:span></text:p>
        </text:list-item>
        <text:list-item>
          <text:p text:style-name="P11">void AddEdge(int a, int b) <text:span text:style-name="T11">เป็นการเพิ่มเส้นเชื่อมจากปม a ไปยังปม b (ถ้ามีเส้นเชื่อมดังกล่าวอยู่แล้ว ฟังก์ชันนี้จะไม่ทำอะไร) รับประกันว่า 0 </text:span><text:span text:style-name="T4">≤ </text:span><text:span text:style-name="T5">a,b &lt; |V|</text:span></text:p>
        </text:list-item>
        <text:list-item>
          <text:p text:style-name="P11">void RemoveEdge(int a, int b) <text:span text:style-name="T11">ลบเส้นเชื่อมจากปม a ไปยังปม b (ถ้าไม่มีเส้นเชื่อมดังกล่าว ฟังก์ชันนี้จะไม่ทำอะไร) รับประกันว่า 0 </text:span><text:span text:style-name="T4">≤ </text:span><text:span text:style-name="T5">a,b &lt; |V|</text:span></text:p>
        </text:list-item>
        <text:list-item>
          <text:p text:style-name="P11">bool DoesEdgeExist(int a, int b) const<text:span text:style-name="T11">จะ return true ก็ต่อเมืื่อมีเส้นเชื่อมจาก a ไปยัง b อยู่ในกราฟ รับประกันว่า 0 </text:span><text:span text:style-name="T4">≤ </text:span><text:span text:style-name="T5">a,b &lt; |V|</text:span></text:p>
        </text:list-item>
        <text:list-item>
          <text:p text:style-name="P11"><text:span text:style-name="T14">Sparse</text:span><text:span text:style-name="T12">Graph Transpose() const </text:span><text:span text:style-name="T13">คืน </text:span><text:span text:style-name="T14">Sparse</text:span><text:span text:style-name="T13">Graph ซึ่งเป็น </text:span><text:span text:style-name="T12">transpose G</text:span><text:span text:style-name="T15">T <text:s/></text:span><text:span text:style-name="T13">ของกราฟของเรา โดยกำหนดให้ transpose ของกราฟ G=(V,E) คือกราฟ </text:span><text:span text:style-name="T12">G</text:span><text:span text:style-name="T15">T</text:span><text:span text:style-name="T12">=(V,E’) </text:span><text:span text:style-name="T13">โดยที่ </text:span><text:span text:style-name="T12">E’={(</text:span><text:span text:style-name="T14">b</text:span><text:span text:style-name="T12">,</text:span><text:span text:style-name="T14">a</text:span><text:span text:style-name="T12">)| </text:span><text:span text:style-name="T14">(a</text:span><text:span text:style-name="T12">,</text:span><text:span text:style-name="T14">b)</text:span><text:span text:style-name="T12"> </text:span><text:span text:style-name="T16">∈</text:span><text:span text:style-name="T12"> E} </text:span><text:span text:style-name="T13">นอกจากนี้ การเรียกฟังก์ชันนี้จะต้องไม่ทำให้กราฟของเรามีการเปลี่ยนแปลง</text:span></text:p>
          <text:p text:style-name="P12"/>
        </text:list-item>
      </text:list>
      <text:p text:style-name="P5">ข้อบังคับ</text:p>
      <text:p text:style-name="P3"><text:tab/>โจทย์ข้อนี้จะมีไฟล์<text:span text:style-name="T2">โปรเจ็คของ code::block ให้ ซึ่งในโปรเจ็คดังกล่าวจะมีไฟล์</text:span> <text:span text:style-name="T8">sparsegraph.h และ main.cpp อยู่ ให้นิสิตเขียน code เพิ่มเติมลงไปในไฟล์ sparsegraph.h เท่านั้น นิสิตสามารแก้ไขไฟล์ sparsegraph.h โดยการเพิ่ม #include และใช้ class ต่าง ๆ ได้อย่างอิสระ การส่งไฟล์ขึ้น grader ให้ส่งเฉพาะไฟล์ sparsegraph.h </text:span></text:p>
      <text:p text:style-name="P3"/>
      <text:p text:style-name="P4">คำอธิบาย<text:span text:style-name="T7">ฟังก์ชัน</text:span> main() </text:p>
      <text:p text:style-name="P2"><text:tab/><text:span text:style-name="T1">main จะทำการอ่านข้อมูลหมายเลขกรณีทดสอบจาก keyboard แล้วทำการเรียกฟังก์ชันที่จะทดสอบคลาส SparseGraph ตามหมายเลขกรณีทดสอบ โดยที่ฟังก์ชันทดสอบจะทำการเรียกใช้บริการต่าง ๆ ของคลาสที่เขียนขึ้นและแสดงผลลัพธ์ออกทางหน้าจอ เกรดเดอจะทำการตรวจผลลัพธ์ที่เกิดขึ้นว่าตรงกับที่ควรจะเป็นหรือไม่</text:span></text:p>
      <text:list xml:id="list4193447514808922290" text:style-name="L2">
        <text:list-header>
          <text:p text:style-name="P10"/>
        </text:list-header>
      </text:list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H Sarabun New1" svg:font-family="'TH Sarabun New'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TH Sarabun New" svg:font-family="'TH Sarabun New'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TH SarabunPSK1" svg:font-family="'TH SarabunPS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padding="0.051cm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25T07:36:52.186963084</dc:date>
    <meta:editing-duration>PT9H37M42S</meta:editing-duration>
    <meta:editing-cycles>19</meta:editing-cycles>
    <meta:generator>LibreOffice/4.3.5.2.0$Linux_X86_64 LibreOffice_project/430m0$Build-2</meta:generator>
    <meta:document-statistic meta:table-count="0" meta:image-count="0" meta:object-count="2" meta:page-count="1" meta:paragraph-count="17" meta:word-count="1041" meta:character-count="1622" meta:non-whitespace-character-count="1473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o stretchy="false">{</mo>
      </mrow>
      <mn>0,1,.</mn>
      <mn>..</mn>
      <mi>,</mi>
      <mrow>
        <mi>n</mi>
        <mo stretchy="false">−</mo>
        <mn>1</mn>
      </mrow>
      <mo stretchy="false">}</mo>
    </mrow>
    <annotation encoding="StarMath 5.0">v=\{0,1,...,n-1\}</annotation>
  </semantics>
</math>
</file>

<file path=Object 2/content.xml><?xml version="1.0" encoding="utf-8"?>
<math xmlns="http://www.w3.org/1998/Math/MathML" display="block">
  <semantics>
    <mrow>
      <mrow>
        <mi>E</mi>
        <mo stretchy="false">⊆</mo>
        <mo stretchy="false">{</mo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∣</mo>
        <mi>a</mi>
      </mrow>
      <mi>,</mi>
      <mrow>
        <mi>b</mi>
        <mo stretchy="false">∈</mo>
        <mi>V</mi>
      </mrow>
      <mo stretchy="false">}</mo>
    </mrow>
    <annotation encoding="StarMath 5.0">E subseteq \{ (a,b) divides a,b in V \}</annotation>
  </semantics>
</math>
</file>